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Аркуш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000000">
            <text:p>1000000</text:p>
          </table:table-cell>
          <table:table-cell office:value-type="string">
            <text:p>ю</text:p>
          </table:table-cell>
        </table:table-row>
        <table:table-row table:style-name="ro1">
          <table:table-cell office:value-type="float" office:value="1000001">
            <text:p>1000001</text:p>
          </table:table-cell>
          <table:table-cell office:value-type="string">
            <text:p>а</text:p>
          </table:table-cell>
        </table:table-row>
        <table:table-row table:style-name="ro1">
          <table:table-cell office:value-type="float" office:value="1000010">
            <text:p>1000010</text:p>
          </table:table-cell>
          <table:table-cell office:value-type="string">
            <text:p>б</text:p>
          </table:table-cell>
        </table:table-row>
        <table:table-row table:style-name="ro1">
          <table:table-cell office:value-type="float" office:value="1000011">
            <text:p>1000011</text:p>
          </table:table-cell>
          <table:table-cell office:value-type="string">
            <text:p>ц</text:p>
          </table:table-cell>
        </table:table-row>
        <table:table-row table:style-name="ro1">
          <table:table-cell office:value-type="float" office:value="1000100">
            <text:p>1000100</text:p>
          </table:table-cell>
          <table:table-cell office:value-type="string">
            <text:p>д</text:p>
          </table:table-cell>
        </table:table-row>
        <table:table-row table:style-name="ro1">
          <table:table-cell office:value-type="float" office:value="1000101">
            <text:p>1000101</text:p>
          </table:table-cell>
          <table:table-cell office:value-type="string">
            <text:p>е</text:p>
          </table:table-cell>
        </table:table-row>
        <table:table-row table:style-name="ro1">
          <table:table-cell office:value-type="float" office:value="1000110">
            <text:p>1000110</text:p>
          </table:table-cell>
          <table:table-cell office:value-type="string">
            <text:p>ф</text:p>
          </table:table-cell>
        </table:table-row>
        <table:table-row table:style-name="ro1">
          <table:table-cell office:value-type="float" office:value="1000111">
            <text:p>1000111</text:p>
          </table:table-cell>
          <table:table-cell office:value-type="string">
            <text:p>г</text:p>
          </table:table-cell>
        </table:table-row>
        <table:table-row table:style-name="ro1">
          <table:table-cell office:value-type="float" office:value="1001000">
            <text:p>1001000</text:p>
          </table:table-cell>
          <table:table-cell office:value-type="string">
            <text:p>х</text:p>
          </table:table-cell>
        </table:table-row>
        <table:table-row table:style-name="ro1">
          <table:table-cell office:value-type="float" office:value="1001001">
            <text:p>1001001</text:p>
          </table:table-cell>
          <table:table-cell office:value-type="string">
            <text:p>і</text:p>
          </table:table-cell>
        </table:table-row>
        <table:table-row table:style-name="ro1">
          <table:table-cell office:value-type="float" office:value="1001010">
            <text:p>1001010</text:p>
          </table:table-cell>
          <table:table-cell office:value-type="string">
            <text:p>й</text:p>
          </table:table-cell>
        </table:table-row>
        <table:table-row table:style-name="ro1">
          <table:table-cell office:value-type="float" office:value="1001011">
            <text:p>1001011</text:p>
          </table:table-cell>
          <table:table-cell office:value-type="string">
            <text:p>к</text:p>
          </table:table-cell>
        </table:table-row>
        <table:table-row table:style-name="ro1">
          <table:table-cell office:value-type="float" office:value="1001100">
            <text:p>1001100</text:p>
          </table:table-cell>
          <table:table-cell office:value-type="string">
            <text:p>л</text:p>
          </table:table-cell>
        </table:table-row>
        <table:table-row table:style-name="ro1">
          <table:table-cell office:value-type="float" office:value="1001101">
            <text:p>1001101</text:p>
          </table:table-cell>
          <table:table-cell office:value-type="string">
            <text:p>м</text:p>
          </table:table-cell>
        </table:table-row>
        <table:table-row table:style-name="ro1">
          <table:table-cell office:value-type="float" office:value="1001110">
            <text:p>1001110</text:p>
          </table:table-cell>
          <table:table-cell office:value-type="string">
            <text:p>н</text:p>
          </table:table-cell>
        </table:table-row>
        <table:table-row table:style-name="ro1">
          <table:table-cell office:value-type="float" office:value="1001111">
            <text:p>1001111</text:p>
          </table:table-cell>
          <table:table-cell office:value-type="string">
            <text:p>о</text:p>
          </table:table-cell>
        </table:table-row>
        <table:table-row table:style-name="ro1">
          <table:table-cell office:value-type="float" office:value="1010000">
            <text:p>1010000</text:p>
          </table:table-cell>
          <table:table-cell office:value-type="string">
            <text:p>п</text:p>
          </table:table-cell>
        </table:table-row>
        <table:table-row table:style-name="ro1">
          <table:table-cell office:value-type="float" office:value="1010001">
            <text:p>1010001</text:p>
          </table:table-cell>
          <table:table-cell office:value-type="string">
            <text:p>я</text:p>
          </table:table-cell>
        </table:table-row>
        <table:table-row table:style-name="ro1">
          <table:table-cell office:value-type="float" office:value="1010010">
            <text:p>1010010</text:p>
          </table:table-cell>
          <table:table-cell office:value-type="string">
            <text:p>р</text:p>
          </table:table-cell>
        </table:table-row>
        <table:table-row table:style-name="ro1">
          <table:table-cell office:value-type="float" office:value="1010011">
            <text:p>1010011</text:p>
          </table:table-cell>
          <table:table-cell office:value-type="string">
            <text:p>с</text:p>
          </table:table-cell>
        </table:table-row>
        <table:table-row table:style-name="ro1">
          <table:table-cell office:value-type="float" office:value="1010100">
            <text:p>1010100</text:p>
          </table:table-cell>
          <table:table-cell office:value-type="string">
            <text:p>т</text:p>
          </table:table-cell>
        </table:table-row>
        <table:table-row table:style-name="ro1">
          <table:table-cell office:value-type="float" office:value="1010101">
            <text:p>1010101</text:p>
          </table:table-cell>
          <table:table-cell office:value-type="string">
            <text:p>у</text:p>
          </table:table-cell>
        </table:table-row>
        <table:table-row table:style-name="ro1">
          <table:table-cell office:value-type="float" office:value="1010110">
            <text:p>1010110</text:p>
          </table:table-cell>
          <table:table-cell office:value-type="string">
            <text:p>ж</text:p>
          </table:table-cell>
        </table:table-row>
        <table:table-row table:style-name="ro1">
          <table:table-cell office:value-type="float" office:value="1010111">
            <text:p>1010111</text:p>
          </table:table-cell>
          <table:table-cell office:value-type="string">
            <text:p>в</text:p>
          </table:table-cell>
        </table:table-row>
        <table:table-row table:style-name="ro1">
          <table:table-cell office:value-type="float" office:value="1011000">
            <text:p>1011000</text:p>
          </table:table-cell>
          <table:table-cell office:value-type="string">
            <text:p>ь</text:p>
          </table:table-cell>
        </table:table-row>
        <table:table-row table:style-name="ro1">
          <table:table-cell office:value-type="float" office:value="1011001">
            <text:p>1011001</text:p>
          </table:table-cell>
          <table:table-cell office:value-type="string">
            <text:p>и</text:p>
          </table:table-cell>
        </table:table-row>
        <table:table-row table:style-name="ro1">
          <table:table-cell office:value-type="float" office:value="1011010">
            <text:p>1011010</text:p>
          </table:table-cell>
          <table:table-cell office:value-type="string">
            <text:p>з</text:p>
          </table:table-cell>
        </table:table-row>
        <table:table-row table:style-name="ro1">
          <table:table-cell office:value-type="float" office:value="1011011">
            <text:p>1011011</text:p>
          </table:table-cell>
          <table:table-cell office:value-type="string">
            <text:p>ш</text:p>
          </table:table-cell>
        </table:table-row>
        <table:table-row table:style-name="ro1">
          <table:table-cell office:value-type="float" office:value="1011100">
            <text:p>1011100</text:p>
          </table:table-cell>
          <table:table-cell office:value-type="string">
            <text:p>є</text:p>
          </table:table-cell>
        </table:table-row>
        <table:table-row table:style-name="ro1">
          <table:table-cell office:value-type="float" office:value="1011101">
            <text:p>1011101</text:p>
          </table:table-cell>
          <table:table-cell office:value-type="string">
            <text:p>щ</text:p>
          </table:table-cell>
        </table:table-row>
        <table:table-row table:style-name="ro1">
          <table:table-cell office:value-type="float" office:value="1011110">
            <text:p>1011110</text:p>
          </table:table-cell>
          <table:table-cell office:value-type="string">
            <text:p>ч</text:p>
          </table:table-cell>
        </table:table-row>
        <table:table-row table:style-name="ro1">
          <table:table-cell office:value-type="float" office:value="1100000">
            <text:p>1100000</text:p>
          </table:table-cell>
          <table:table-cell office:value-type="string">
            <text:p>Ю</text:p>
          </table:table-cell>
        </table:table-row>
        <table:table-row table:style-name="ro1">
          <table:table-cell office:value-type="float" office:value="1100001">
            <text:p>1100001</text:p>
          </table:table-cell>
          <table:table-cell office:value-type="string">
            <text:p>А</text:p>
          </table:table-cell>
        </table:table-row>
        <table:table-row table:style-name="ro1">
          <table:table-cell office:value-type="float" office:value="1100010">
            <text:p>1100010</text:p>
          </table:table-cell>
          <table:table-cell office:value-type="string">
            <text:p>Б</text:p>
          </table:table-cell>
        </table:table-row>
        <table:table-row table:style-name="ro1">
          <table:table-cell office:value-type="float" office:value="1100011">
            <text:p>1100011</text:p>
          </table:table-cell>
          <table:table-cell office:value-type="string">
            <text:p>Ц</text:p>
          </table:table-cell>
        </table:table-row>
        <table:table-row table:style-name="ro1">
          <table:table-cell office:value-type="float" office:value="1100100">
            <text:p>1100100</text:p>
          </table:table-cell>
          <table:table-cell office:value-type="string">
            <text:p>Д</text:p>
          </table:table-cell>
        </table:table-row>
        <table:table-row table:style-name="ro1">
          <table:table-cell office:value-type="float" office:value="1100101">
            <text:p>1100101</text:p>
          </table:table-cell>
          <table:table-cell office:value-type="string">
            <text:p>Е</text:p>
          </table:table-cell>
        </table:table-row>
        <table:table-row table:style-name="ro1">
          <table:table-cell office:value-type="float" office:value="1100110">
            <text:p>1100110</text:p>
          </table:table-cell>
          <table:table-cell office:value-type="string">
            <text:p>Ф</text:p>
          </table:table-cell>
        </table:table-row>
        <table:table-row table:style-name="ro1">
          <table:table-cell office:value-type="float" office:value="1100111">
            <text:p>1100111</text:p>
          </table:table-cell>
          <table:table-cell office:value-type="string">
            <text:p>Г</text:p>
          </table:table-cell>
        </table:table-row>
        <table:table-row table:style-name="ro1">
          <table:table-cell office:value-type="float" office:value="1101000">
            <text:p>1101000</text:p>
          </table:table-cell>
          <table:table-cell office:value-type="string">
            <text:p>Х</text:p>
          </table:table-cell>
        </table:table-row>
        <table:table-row table:style-name="ro1">
          <table:table-cell office:value-type="float" office:value="1101001">
            <text:p>1101001</text:p>
          </table:table-cell>
          <table:table-cell office:value-type="string">
            <text:p>І</text:p>
          </table:table-cell>
        </table:table-row>
        <table:table-row table:style-name="ro1">
          <table:table-cell office:value-type="float" office:value="1101010">
            <text:p>1101010</text:p>
          </table:table-cell>
          <table:table-cell office:value-type="string">
            <text:p>Й</text:p>
          </table:table-cell>
        </table:table-row>
        <table:table-row table:style-name="ro1">
          <table:table-cell office:value-type="float" office:value="1101011">
            <text:p>1101011</text:p>
          </table:table-cell>
          <table:table-cell office:value-type="string">
            <text:p>К</text:p>
          </table:table-cell>
        </table:table-row>
        <table:table-row table:style-name="ro1">
          <table:table-cell office:value-type="float" office:value="1101100">
            <text:p>1101100</text:p>
          </table:table-cell>
          <table:table-cell office:value-type="string">
            <text:p>Л</text:p>
          </table:table-cell>
        </table:table-row>
        <table:table-row table:style-name="ro1">
          <table:table-cell office:value-type="float" office:value="1101101">
            <text:p>1101101</text:p>
          </table:table-cell>
          <table:table-cell office:value-type="string">
            <text:p>М</text:p>
          </table:table-cell>
        </table:table-row>
        <table:table-row table:style-name="ro1">
          <table:table-cell office:value-type="float" office:value="1101110">
            <text:p>1101110</text:p>
          </table:table-cell>
          <table:table-cell office:value-type="string">
            <text:p>Н</text:p>
          </table:table-cell>
        </table:table-row>
        <table:table-row table:style-name="ro1">
          <table:table-cell office:value-type="float" office:value="1101111">
            <text:p>1101111</text:p>
          </table:table-cell>
          <table:table-cell office:value-type="string">
            <text:p>О</text:p>
          </table:table-cell>
        </table:table-row>
        <table:table-row table:style-name="ro1">
          <table:table-cell office:value-type="float" office:value="1110000">
            <text:p>1110000</text:p>
          </table:table-cell>
          <table:table-cell office:value-type="string">
            <text:p>П</text:p>
          </table:table-cell>
        </table:table-row>
        <table:table-row table:style-name="ro1">
          <table:table-cell office:value-type="float" office:value="1110001">
            <text:p>1110001</text:p>
          </table:table-cell>
          <table:table-cell office:value-type="string">
            <text:p>Я</text:p>
          </table:table-cell>
        </table:table-row>
        <table:table-row table:style-name="ro1">
          <table:table-cell office:value-type="float" office:value="1110010">
            <text:p>1110010</text:p>
          </table:table-cell>
          <table:table-cell office:value-type="string">
            <text:p>Р</text:p>
          </table:table-cell>
        </table:table-row>
        <table:table-row table:style-name="ro1">
          <table:table-cell office:value-type="float" office:value="1110011">
            <text:p>1110011</text:p>
          </table:table-cell>
          <table:table-cell office:value-type="string">
            <text:p>С</text:p>
          </table:table-cell>
        </table:table-row>
        <table:table-row table:style-name="ro1">
          <table:table-cell office:value-type="float" office:value="1110100">
            <text:p>1110100</text:p>
          </table:table-cell>
          <table:table-cell office:value-type="string">
            <text:p>Т</text:p>
          </table:table-cell>
        </table:table-row>
        <table:table-row table:style-name="ro1">
          <table:table-cell office:value-type="float" office:value="1110101">
            <text:p>1110101</text:p>
          </table:table-cell>
          <table:table-cell office:value-type="string">
            <text:p>У</text:p>
          </table:table-cell>
        </table:table-row>
        <table:table-row table:style-name="ro1">
          <table:table-cell office:value-type="float" office:value="1110110">
            <text:p>1110110</text:p>
          </table:table-cell>
          <table:table-cell office:value-type="string">
            <text:p>Ж</text:p>
          </table:table-cell>
        </table:table-row>
        <table:table-row table:style-name="ro1">
          <table:table-cell office:value-type="float" office:value="1110111">
            <text:p>1110111</text:p>
          </table:table-cell>
          <table:table-cell office:value-type="string">
            <text:p>В</text:p>
          </table:table-cell>
        </table:table-row>
        <table:table-row table:style-name="ro1">
          <table:table-cell office:value-type="float" office:value="1111000">
            <text:p>1111000</text:p>
          </table:table-cell>
          <table:table-cell office:value-type="string">
            <text:p>Ь</text:p>
          </table:table-cell>
        </table:table-row>
        <table:table-row table:style-name="ro1">
          <table:table-cell office:value-type="float" office:value="1111001">
            <text:p>1111001</text:p>
          </table:table-cell>
          <table:table-cell office:value-type="string">
            <text:p>И</text:p>
          </table:table-cell>
        </table:table-row>
        <table:table-row table:style-name="ro1">
          <table:table-cell office:value-type="float" office:value="1111010">
            <text:p>1111010</text:p>
          </table:table-cell>
          <table:table-cell office:value-type="string">
            <text:p>З</text:p>
          </table:table-cell>
        </table:table-row>
        <table:table-row table:style-name="ro1">
          <table:table-cell office:value-type="float" office:value="1111011">
            <text:p>1111011</text:p>
          </table:table-cell>
          <table:table-cell office:value-type="string">
            <text:p>Ш</text:p>
          </table:table-cell>
        </table:table-row>
        <table:table-row table:style-name="ro1">
          <table:table-cell office:value-type="float" office:value="1111100">
            <text:p>1111100</text:p>
          </table:table-cell>
          <table:table-cell office:value-type="string">
            <text:p>Є</text:p>
          </table:table-cell>
        </table:table-row>
        <table:table-row table:style-name="ro1">
          <table:table-cell office:value-type="float" office:value="1111101">
            <text:p>1111101</text:p>
          </table:table-cell>
          <table:table-cell office:value-type="string">
            <text:p>Щ</text:p>
          </table:table-cell>
        </table:table-row>
        <table:table-row table:style-name="ro1">
          <table:table-cell office:value-type="float" office:value="1111110">
            <text:p>1111110</text:p>
          </table:table-cell>
          <table:table-cell office:value-type="string">
            <text:p>Ч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string">
            <text:p>Пробіл</text:p>
          </table:table-cell>
        </table:table-row>
      </table:table>
      <table:table table:name="Аркуш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uk" fo:country="UA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8">28/12/2009</text:date>, <text:time>15:11:42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Олександр Наталенко</meta:initial-creator>
    <meta:creation-date>2009-12-28T15:07:13</meta:creation-date>
    <dc:date>2009-12-28T15:11:42</dc:date>
    <dc:creator>Олександр Наталенко</dc:creator>
    <meta:editing-duration>PT00H04M30S</meta:editing-duration>
    <meta:editing-cycles>1</meta:editing-cycles>
    <meta:document-statistic meta:table-count="3" meta:cell-count="126" meta:object-count="0"/>
    <meta:generator>OpenOffice.org/3.2$Linux OpenOffice.org_project/320m8$Build-9472</meta:generator>
  </office:meta>
</office:document-meta>
</file>